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B0000020C5AE88A4C266A69DB.png" manifest:media-type="image/png"/>
  <manifest:file-entry manifest:full-path="Pictures/10000000000004A60000020D438786C7EABF40A0.png" manifest:media-type="image/png"/>
  <manifest:file-entry manifest:full-path="Pictures/10000000000004AB0000020E9565A0FB2F2F3BA4.png" manifest:media-type="image/png"/>
  <manifest:file-entry manifest:full-path="Pictures/10000000000004B4000002162BEABE596169E930.png" manifest:media-type="image/png"/>
  <manifest:file-entry manifest:full-path="Pictures/10000000000004B900000215B303E625398B72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88f8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as-char" svg:width="17.59cm" svg:height="7.754cm" draw:z-index="0"><draw:image xlink:href="Pictures/10000000000004B900000215B303E625398B72EB.png" xlink:type="simple" xlink:show="embed" xlink:actuate="onLoad" draw:mime-type="image/png"/></draw:frame></text:p>
      <text:p text:style-name="Standard"><draw:frame draw:style-name="fr2" draw:name="Image2" text:anchor-type="as-char" svg:width="17.59cm" svg:height="7.8cm" draw:z-index="1"><draw:image xlink:href="Pictures/10000000000004B4000002162BEABE596169E930.png" xlink:type="simple" xlink:show="embed" xlink:actuate="onLoad" draw:mime-type="image/png"/></draw:frame></text:p>
      <text:p text:style-name="P1"><draw:frame draw:style-name="fr1" draw:name="Image3" text:anchor-type="as-char" svg:width="17.59cm" svg:height="7.742cm" draw:z-index="2"><draw:image xlink:href="Pictures/10000000000004AB0000020E9565A0FB2F2F3BA4.png" xlink:type="simple" xlink:show="embed" xlink:actuate="onLoad" draw:mime-type="image/png"/></draw:frame></text:p>
      <text:p text:style-name="P1"/>
      <text:p text:style-name="P1"><text:soft-page-break/><draw:frame draw:style-name="fr2" draw:name="Image4" text:anchor-type="as-char" svg:width="17.59cm" svg:height="7.759cm" draw:z-index="3"><draw:image xlink:href="Pictures/10000000000004A60000020D438786C7EABF40A0.png" xlink:type="simple" xlink:show="embed" xlink:actuate="onLoad" draw:mime-type="image/png"/></draw:frame></text:p>
      <text:p text:style-name="P1"><draw:frame draw:style-name="fr1" draw:name="Image5" text:anchor-type="as-char" svg:width="17.59cm" svg:height="7.712cm" draw:z-index="4"><draw:image xlink:href="Pictures/10000000000004AB0000020C5AE88A4C266A69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Bitstream Vera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Bitstream Vera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10:16:49.741131941</meta:creation-date>
    <dc:date>2022-03-01T10:28:15.563898219</dc:date>
    <meta:editing-duration>PT1M15S</meta:editing-duration>
    <meta:editing-cycles>1</meta:editing-cycles>
    <meta:document-statistic meta:table-count="0" meta:image-count="5" meta:object-count="0" meta:page-count="2" meta:paragraph-count="5" meta:word-count="0" meta:character-count="0" meta:non-whitespace-character-count="0"/>
    <meta:generator>LibreOffice/7.3.1.1$Linux_X86_64 LibreOffice_project/30$Build-1</meta:generator>
  </office:meta>
</office:document-meta>
</file>